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046cm" fo:min-width="6.137cm" fo:wrap-option="wrap"/>
      <style:paragraph-properties style:writing-mode="lr-tb"/>
    </style:style>
    <style:style style:name="gr2" style:family="graphic" style:parent-style-name="standard">
      <style:graphic-properties draw:auto-grow-height="false" fo:min-height="11.34cm" fo:min-width="36.49cm" fo:wrap-option="wrap"/>
    </style:style>
    <style:style style:name="gr3" style:family="graphic" style:parent-style-name="standard">
      <style:graphic-properties draw:stroke="none" svg:stroke-color="#000000" draw:fill="none" draw:fill-color="#ffffff" fo:min-height="0.385cm"/>
      <style:paragraph-properties style:writing-mode="lr-tb"/>
    </style:style>
    <style:style style:name="gr4" style:family="graphic" style:parent-style-name="standard">
      <style:graphic-properties draw:stroke="none" svg:stroke-color="#000000" draw:fill="none" draw:fill-color="#ffffff" fo:min-height="2.051cm"/>
      <style:paragraph-properties style:writing-mode="lr-tb"/>
    </style:style>
    <style:style style:name="gr5" style:family="graphic" style:parent-style-name="standard">
      <style:graphic-properties draw:textarea-horizontal-align="justify" draw:textarea-vertical-align="middle" draw:auto-grow-height="false" fo:min-height="1.782cm" fo:min-width="6.866cm"/>
      <style:paragraph-properties style:writing-mode="lr-tb"/>
    </style:style>
    <style:style style:name="gr6" style:family="graphic" style:parent-style-name="standard">
      <style:graphic-properties draw:textarea-horizontal-align="justify" draw:textarea-vertical-align="middle" draw:auto-grow-height="false" fo:min-height="1.995cm" fo:min-width="1.745cm" fo:wrap-option="wrap"/>
      <style:paragraph-properties style:writing-mode="lr-tb"/>
    </style:style>
    <style:style style:name="gr7" style:family="graphic" style:parent-style-name="standard">
      <style:graphic-properties draw:stroke="none" svg:stroke-color="#000000" draw:fill="none" draw:fill-color="#ffffff" fo:min-height="2.29cm"/>
      <style:paragraph-properties style:writing-mode="lr-tb"/>
    </style:style>
    <style:style style:name="gr8" style:family="graphic" style:parent-style-name="standard">
      <style:graphic-properties draw:stroke="none" svg:stroke-color="#000000" draw:fill="none" draw:fill-color="#ffffff" fo:min-height="0.702cm"/>
      <style:paragraph-properties style:writing-mode="lr-tb"/>
    </style:style>
    <style:style style:name="gr9" style:family="graphic" style:parent-style-name="standard">
      <style:graphic-properties draw:stroke="none" svg:stroke-color="#000000" draw:fill="none" draw:fill-color="#ffffff" fo:min-height="1.026cm"/>
      <style:paragraph-properties style:writing-mode="lr-tb"/>
    </style:style>
    <style:style style:name="gr10"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VeriTabanı" draw:style-name="gr1" draw:text-style-name="P1" xml:id="id11" draw:id="id11" draw:layer="layout" svg:width="10.16cm" svg:height="5.08cm" svg:x="15.748cm" svg:y="17.78cm">
          <text:p text:style-name="P1">Veri Tabanı</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MyCarRentŞubesi" draw:style-name="gr2" draw:layer="layout" svg:width="39.624cm" svg:height="14.224cm" svg:x="0.508cm" svg:y="0.50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name="YönetimŞubesi" draw:style-name="gr2" draw:layer="layout" svg:width="39.624cm" svg:height="14.224cm" svg:x="0.508cm" svg:y="25.90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mirror-horizontal="false" draw:mirror-vertical="false"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3" draw:text-style-name="P2" draw:layer="layout" svg:width="8.89cm" svg:height="1.276cm" svg:x="0.508cm" svg:y="14.789cm">
          <draw:text-box>
            <text:p>MyCar Rent Şubesi</text:p>
          </draw:text-box>
        </draw:frame>
        <draw:frame draw:style-name="gr4" draw:text-style-name="P2" draw:layer="layout" svg:width="13.017cm" svg:height="2.301cm" svg:x="0.508cm" svg:y="24.632cm">
          <draw:text-box>
            <text:p>MyCar Rent Yönetim Şubesi</text:p>
          </draw:text-box>
        </draw:frame>
        <draw:g draw:name="Donanım0" xml:id="id2" draw:id="id2">
          <draw:custom-shape draw:style-name="gr5" draw:text-style-name="P1" draw:layer="layout" svg:width="7.366cm" svg:height="2.032cm" svg:x="2.73cm" svg:y="30.543cm">
            <text:p text:style-name="P1">PC</text:p>
            <draw:enhanced-geometry svg:viewBox="0 0 21600 21600" draw:type="rectangle" draw:enhanced-path="M 0 0 L 21600 0 21600 21600 0 21600 0 0 Z N"/>
          </draw:custom-shape>
          <draw:custom-shape draw:style-name="gr5" draw:text-style-name="P1" draw:layer="layout" svg:width="7.366cm" svg:height="2.032cm" svg:x="2.73cm" svg:y="28.511cm">
            <text:p text:style-name="P1">Yazılım Sistemi</text:p>
            <draw:enhanced-geometry svg:viewBox="0 0 21600 21600" draw:type="rectangle" draw:enhanced-path="M 0 0 L 21600 0 21600 21600 0 21600 0 0 Z N"/>
          </draw:custom-shape>
        </draw:g>
        <draw:g draw:name="Donanım1" xml:id="id4" draw:id="id4">
          <draw:custom-shape draw:style-name="gr5" draw:text-style-name="P1" draw:layer="layout" svg:width="7.366cm" svg:height="2.032cm" svg:x="17.2cm" svg:y="30.48cm">
            <text:p text:style-name="P1">PC</text:p>
            <draw:enhanced-geometry svg:viewBox="0 0 21600 21600" draw:type="rectangle" draw:enhanced-path="M 0 0 L 21600 0 21600 21600 0 21600 0 0 Z N"/>
          </draw:custom-shape>
          <draw:custom-shape draw:style-name="gr5" draw:text-style-name="P1" draw:layer="layout" svg:width="7.366cm" svg:height="2.032cm" svg:x="17.2cm" svg:y="28.448cm">
            <text:p text:style-name="P1">Yazılım Sistemi</text:p>
            <draw:enhanced-geometry svg:viewBox="0 0 21600 21600" draw:type="rectangle" draw:enhanced-path="M 0 0 L 21600 0 21600 21600 0 21600 0 0 Z N"/>
          </draw:custom-shape>
        </draw:g>
        <draw:g draw:name="Donanım2" xml:id="id6" draw:id="id6">
          <draw:custom-shape draw:style-name="gr5" draw:text-style-name="P1" draw:layer="layout" svg:width="7.366cm" svg:height="2.032cm" svg:x="30.67cm" svg:y="30.48cm">
            <text:p text:style-name="P1">PC</text:p>
            <draw:enhanced-geometry svg:viewBox="0 0 21600 21600" draw:type="rectangle" draw:enhanced-path="M 0 0 L 21600 0 21600 21600 0 21600 0 0 Z N"/>
          </draw:custom-shape>
          <draw:custom-shape draw:style-name="gr5" draw:text-style-name="P1" draw:layer="layout" svg:width="7.366cm" svg:height="2.032cm" svg:x="30.67cm" svg:y="28.448cm">
            <text:p text:style-name="P1">Yazılım Sistemi</text:p>
            <draw:enhanced-geometry svg:viewBox="0 0 21600 21600" draw:type="rectangle" draw:enhanced-path="M 0 0 L 21600 0 21600 21600 0 21600 0 0 Z N"/>
          </draw:custom-shape>
        </draw:g>
        <draw:custom-shape draw:name="ŞubeMüdürü_ŞirketMüdürü" draw:style-name="gr6" draw:text-style-name="P1" xml:id="id1" draw:id="id1" draw:layer="layout" svg:width="3.175cm" svg:height="3.175cm" svg:x="4.836cm" svg:y="35.115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 draw:layer="layout" svg:width="6.985cm" svg:height="2.54cm" svg:x="3.248cm" svg:y="35.75cm">
          <draw:text-box>
            <text:p>Şube Müdürü Şirket Müdürü</text:p>
          </draw:text-box>
        </draw:frame>
        <draw:custom-shape draw:name="KiralamaPersoneli0" draw:style-name="gr6" draw:text-style-name="P1" xml:id="id3" draw:id="id3" draw:layer="layout" svg:width="3.175cm" svg:height="3.175cm" svg:x="19.323cm" svg:y="35.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ŞirketAvukatı" draw:style-name="gr6" draw:text-style-name="P1" xml:id="id5" draw:id="id5" draw:layer="layout" svg:width="3.175cm" svg:height="3.175cm" svg:x="32.81cm" svg:y="35.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 draw:layer="layout" svg:width="8.89cm" svg:height="1.276cm" svg:x="16.783cm" svg:y="36.062cm">
          <draw:text-box>
            <text:p>Kiralama Personeli</text:p>
          </draw:text-box>
        </draw:frame>
        <draw:frame draw:style-name="gr9" draw:text-style-name="P2" draw:layer="layout" svg:width="6.75cm" svg:height="1.276cm" svg:x="31.123cm" svg:y="36.068cm">
          <draw:text-box>
            <text:p>Şirket Avukatı</text:p>
          </draw:text-box>
        </draw:frame>
        <draw:g draw:name="Donanım 1" xml:id="id8" draw:id="id8">
          <draw:custom-shape draw:style-name="gr5" draw:text-style-name="P1" draw:layer="layout" svg:width="7.366cm" svg:height="2.032cm" svg:x="10.668cm" svg:y="10.16cm">
            <text:p text:style-name="P1">PC</text:p>
            <draw:enhanced-geometry svg:viewBox="0 0 21600 21600" draw:type="rectangle" draw:enhanced-path="M 0 0 L 21600 0 21600 21600 0 21600 0 0 Z N"/>
          </draw:custom-shape>
          <draw:custom-shape draw:style-name="gr5" draw:text-style-name="P1" draw:layer="layout" svg:width="7.366cm" svg:height="2.032cm" svg:x="10.668cm" svg:y="8.128cm">
            <text:p text:style-name="P1">Yazılım Sistemi</text:p>
            <draw:enhanced-geometry svg:viewBox="0 0 21600 21600" draw:type="rectangle" draw:enhanced-path="M 0 0 L 21600 0 21600 21600 0 21600 0 0 Z N"/>
          </draw:custom-shape>
        </draw:g>
        <draw:g draw:name="Donanım 2" xml:id="id10" draw:id="id10">
          <draw:custom-shape draw:style-name="gr5" draw:text-style-name="P1" draw:layer="layout" svg:width="7.366cm" svg:height="2.032cm" svg:x="23.004cm" svg:y="10.223cm">
            <text:p text:style-name="P1">PC</text:p>
            <draw:enhanced-geometry svg:viewBox="0 0 21600 21600" draw:type="rectangle" draw:enhanced-path="M 0 0 L 21600 0 21600 21600 0 21600 0 0 Z N"/>
          </draw:custom-shape>
          <draw:custom-shape draw:style-name="gr5" draw:text-style-name="P1" draw:layer="layout" svg:width="7.366cm" svg:height="2.032cm" svg:x="23.004cm" svg:y="8.191cm">
            <text:p text:style-name="P1">Yazılım Sistemi</text:p>
            <draw:enhanced-geometry svg:viewBox="0 0 21600 21600" draw:type="rectangle" draw:enhanced-path="M 0 0 L 21600 0 21600 21600 0 21600 0 0 Z N"/>
          </draw:custom-shape>
        </draw:g>
        <draw:custom-shape draw:name="ŞubeMüdürü" draw:style-name="gr6" draw:text-style-name="P1" xml:id="id7" draw:id="id7" draw:layer="layout" svg:width="3.175cm" svg:height="3.175cm" svg:x="12.774cm" svg:y="2.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6.667cm" svg:height="1.276cm" svg:x="11.503cm" svg:y="3.365cm">
          <draw:text-box>
            <text:p>Şube Müdürü</text:p>
          </draw:text-box>
        </draw:frame>
        <draw:custom-shape draw:name="KiralamaPersoneli1" draw:style-name="gr6" draw:text-style-name="P1" xml:id="id9" draw:id="id9" draw:layer="layout" svg:width="3.175cm" svg:height="3.175cm" svg:x="25.055cm" svg:y="2.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 draw:layer="layout" svg:width="8.89cm" svg:height="1.276cm" svg:x="22.515cm" svg:y="3.36cm">
          <draw:text-box>
            <text:p>Kiralama Personeli</text:p>
          </draw:text-box>
        </draw:frame>
        <draw:connector draw:style-name="gr10" draw:text-style-name="P3" draw:layer="layout" draw:type="line" svg:x1="6.424cm" svg:y1="35.115cm" svg:x2="6.413cm" svg:y2="32.575cm" draw:start-shape="id1" draw:start-glue-point="4" draw:end-shape="id2" draw:end-glue-point="2" svg:d="M6424 35115l-11-2540" svg:viewBox="0 0 12 2541">
          <text:p/>
        </draw:connector>
        <draw:connector draw:style-name="gr10" draw:text-style-name="P3" draw:layer="layout" draw:type="line" svg:x1="20.911cm" svg:y1="35.115cm" svg:x2="20.883cm" svg:y2="32.512cm" draw:start-shape="id3" draw:start-glue-point="4" draw:end-shape="id4" draw:end-glue-point="2" svg:d="M20911 35115l-28-2603" svg:viewBox="0 0 29 2604">
          <text:p/>
        </draw:connector>
        <draw:connector draw:style-name="gr10" draw:text-style-name="P3" draw:layer="layout" draw:type="line" svg:x1="34.398cm" svg:y1="35.115cm" svg:x2="34.353cm" svg:y2="32.512cm" draw:start-shape="id5" draw:start-glue-point="4" draw:end-shape="id6" draw:end-glue-point="2" svg:d="M34398 35115l-45-2603" svg:viewBox="0 0 46 2604">
          <text:p/>
        </draw:connector>
        <draw:connector draw:style-name="gr10" draw:text-style-name="P3" draw:layer="layout" draw:type="line" svg:x1="14.362cm" svg:y1="5.588cm" svg:x2="14.351cm" svg:y2="8.128cm" draw:start-shape="id7" draw:start-glue-point="8" draw:end-shape="id8" draw:end-glue-point="0" svg:d="M14362 5588l-11 2540" svg:viewBox="0 0 12 2541">
          <text:p/>
        </draw:connector>
        <draw:connector draw:style-name="gr10" draw:text-style-name="P3" draw:layer="layout" draw:type="line" svg:x1="26.643cm" svg:y1="5.588cm" svg:x2="26.687cm" svg:y2="8.191cm" draw:start-shape="id9" draw:start-glue-point="8" draw:end-shape="id10" draw:end-glue-point="0" svg:d="M26643 5588l44 2603" svg:viewBox="0 0 45 2604">
          <text:p/>
        </draw:connector>
        <draw:connector draw:style-name="gr10" draw:text-style-name="P3" draw:layer="layout" draw:type="line" svg:x1="14.351cm" svg:y1="12.192cm" svg:x2="20.828cm" svg:y2="17.78cm" draw:start-shape="id8" draw:start-glue-point="2" draw:end-shape="id11" draw:end-glue-point="0" svg:d="M14351 12192l6477 5588" svg:viewBox="0 0 6478 5589">
          <text:p/>
        </draw:connector>
        <draw:connector draw:style-name="gr10" draw:text-style-name="P3" draw:layer="layout" draw:type="line" svg:x1="26.687cm" svg:y1="12.255cm" svg:x2="20.828cm" svg:y2="17.78cm" draw:start-shape="id10" draw:start-glue-point="2" draw:end-shape="id11" draw:end-glue-point="0" svg:d="M26687 12255l-5859 5525" svg:viewBox="0 0 5860 5526">
          <text:p/>
        </draw:connector>
        <draw:connector draw:style-name="gr10" draw:text-style-name="P3" draw:layer="layout" draw:type="line" svg:x1="6.413cm" svg:y1="28.511cm" svg:x2="15.748cm" svg:y2="20.32cm" draw:start-shape="id2" draw:start-glue-point="0" draw:end-shape="id11" draw:end-glue-point="3" svg:d="M6413 28511l9335-8191" svg:viewBox="0 0 9336 8192">
          <text:p/>
        </draw:connector>
        <draw:connector draw:style-name="gr10" draw:text-style-name="P3" draw:layer="layout" draw:type="line" svg:x1="20.883cm" svg:y1="28.448cm" svg:x2="20.828cm" svg:y2="22.86cm" draw:start-shape="id4" draw:start-glue-point="0" draw:end-shape="id11" draw:end-glue-point="2" svg:d="M20883 28448l-55-5588" svg:viewBox="0 0 56 5589">
          <text:p/>
        </draw:connector>
        <draw:connector draw:style-name="gr10" draw:text-style-name="P3" draw:layer="layout" draw:type="line" svg:x1="34.353cm" svg:y1="28.448cm" svg:x2="25.908cm" svg:y2="20.32cm" draw:start-shape="id6" draw:start-glue-point="0" draw:end-shape="id11" draw:end-glue-point="1" svg:d="M34353 28448l-8445-8128" svg:viewBox="0 0 8446 8129">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adornments="Bold"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03cm" draw:marker-start-center="false" draw:marker-end-width="0.203cm" draw:marker-end-center="false" draw:fill="solid" draw:fill-color="#729fcf" draw:opacity="85%" draw:textarea-horizontal-align="justify" fo:padding-top="0.125cm" fo:padding-bottom="0.125cm" fo:padding-left="0.25cm" fo:padding-right="0.25cm" fo:wrap-option="wrap" draw:shadow="hidden" draw:shadow-offset-x="0.203cm" draw:shadow-offset-y="0.203cm" draw:shadow-color="#808080" draw:shadow-opacity="8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 fo:font-family="Arial" style:font-style-name="Bold" style:font-family-generic="swiss" style:font-pitch="variable" fo:font-size="26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08cm" fo:margin-bottom="0.508cm" fo:margin-left="0.508cm" fo:margin-right="0.508cm" fo:page-width="40.64cm" fo:page-height="40.6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8-25T17:33:58.149000000</dc:date>
    <meta:editing-duration>PT25M19S</meta:editing-duration>
    <meta:editing-cycles>5</meta:editing-cycles>
    <meta:generator>LibreOffice/7.3.2.2$Windows_X86_64 LibreOffice_project/49f2b1bff42cfccbd8f788c8dc32c1c309559be0</meta:generator>
    <meta:document-statistic meta:object-count="40"/>
  </office:meta>
</office:document-meta>
</file>